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FactoryFinder.debugDisplayClassLoad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hemaFactoryFind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FactoryFinder.createServiceFileIterato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chemaFactoryFinder.SchemaFactoryFinder( ClassLoader 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FactoryFinder.loadFromServicesFile( String schemaLanguage , String resourceName , InputStream i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chemaFactoryFinder.newFactory( String schemaLangu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ng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FactoryFinder.which( String classname , ClassLoader 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FactoryFinder._newFactory( String schemaLanguag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SchemaFactoryFind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FactoryFinder.which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FactoryFinder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FactoryFinder.debugPrintl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ng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FactoryFinder.createInstance( String class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chemaFactoryFind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